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493cm" fo:margin-left="1.281cm" table:align="left"/>
    </style:style>
    <style:style style:name="Tabela1.A" style:family="table-column">
      <style:table-column-properties style:column-width="5.106cm"/>
    </style:style>
    <style:style style:name="Tabela1.B" style:family="table-column">
      <style:table-column-properties style:column-width="3.387cm"/>
    </style:style>
    <style:style style:name="Tabela1.1" style:family="table-row">
      <style:table-row-properties style:min-row-height="0.609cm"/>
    </style:style>
    <style:style style:name="Tabela1.A1" style:family="table-cell">
      <style:table-cell-properties fo:padding="0.097cm" fo:border="0.5pt solid #ffffff"/>
    </style:style>
    <style:style style:name="Tabela1.A2" style:family="table-cell">
      <style:table-cell-properties fo:padding="0.097cm" fo:border-left="0.5pt solid #ffffff" fo:border-right="0.5pt solid #ffffff" fo:border-top="none" fo:border-bottom="0.5pt solid #ffffff"/>
    </style:style>
    <style:style style:name="Tabela1.A3" style:family="table-cell">
      <style:table-cell-properties fo:padding="0.097cm" fo:border-left="0.5pt solid #ffffff" fo:border-right="none" fo:border-top="none" fo:border-bottom="0.5pt solid #ffffff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2.25pt groove #ffffff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9645*"/>
    </style:style>
    <style:style style:name="Tabela3.1" style:family="table-row">
      <style:table-row-properties style:min-row-height="1.191cm"/>
    </style:style>
    <style:style style:name="Tabela3.A1" style:family="table-cell">
      <style:table-cell-properties fo:padding="0.097cm" fo:border="2.25pt groove #ffffff"/>
    </style:style>
    <style:style style:name="P1" style:family="paragraph" style:parent-style-name="Text_20_body">
      <style:text-properties officeooo:rsid="001315be" officeooo:paragraph-rsid="001315be"/>
    </style:style>
    <style:style style:name="P2" style:family="paragraph" style:parent-style-name="Text_20_body">
      <style:text-properties officeooo:rsid="0013601e" officeooo:paragraph-rsid="0013601e"/>
    </style:style>
    <style:style style:name="P3" style:family="paragraph" style:parent-style-name="Heading_20_1">
      <style:text-properties officeooo:paragraph-rsid="0013601e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fo:background-color="transparent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15pt" fo:font-weight="bold" fo:background-color="transparent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7" style:family="paragraph" style:parent-style-name="Text_20_body">
      <style:text-properties officeooo:paragraph-rsid="0013601e"/>
    </style:style>
    <style:style style:name="P8" style:family="paragraph" style:parent-style-name="Text_20_body">
      <style:text-properties officeooo:rsid="00154504" officeooo:paragraph-rsid="00154504"/>
    </style:style>
    <style:style style:name="P9" style:family="paragraph" style:parent-style-name="Table_20_Contents">
      <style:text-properties officeooo:paragraph-rsid="00154504"/>
    </style:style>
    <style:style style:name="P10" style:family="paragraph" style:parent-style-name="Table_20_Contents">
      <style:text-properties officeooo:paragraph-rsid="00174561"/>
    </style:style>
    <style:style style:name="P11" style:family="paragraph" style:parent-style-name="Table_20_Contents">
      <style:text-properties officeooo:paragraph-rsid="0018de9d"/>
    </style:style>
    <style:style style:name="P12" style:family="paragraph" style:parent-style-name="Text_20_body">
      <style:text-properties officeooo:paragraph-rsid="0019e0e2"/>
    </style:style>
    <style:style style:name="P13" style:family="paragraph" style:parent-style-name="Standard">
      <style:text-properties style:font-name="DejaVu Sans Mono" fo:font-size="20pt" fo:font-weight="bold" officeooo:rsid="00112900" officeooo:paragraph-rsid="00112900" style:font-size-asian="20pt" style:font-weight-asian="bold" style:font-size-complex="20pt" style:font-weight-complex="bold"/>
    </style:style>
    <style:style style:name="T1" style:family="text">
      <style:text-properties officeooo:rsid="00112900"/>
    </style:style>
    <style:style style:name="T2" style:family="text">
      <style:text-properties officeooo:rsid="00112900" fo:background-color="#2a6099" loext:char-shading-value="0"/>
    </style:style>
    <style:style style:name="T3" style:family="text">
      <style:text-properties officeooo:rsid="001315be"/>
    </style:style>
    <style:style style:name="T4" style:family="text">
      <style:text-properties officeooo:rsid="0016b0ac"/>
    </style:style>
    <style:style style:name="T5" style:family="text">
      <style:text-properties officeooo:rsid="0013601e"/>
    </style:style>
    <style:style style:name="T6" style:family="text">
      <style:text-properties fo:font-size="15pt" fo:font-weight="bold" fo:background-color="transparent" loext:char-shading-value="0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T7" style:family="text">
      <style:text-properties fo:font-size="15pt" fo:font-weight="bold" officeooo:rsid="0013601e" fo:background-color="transparent" loext:char-shading-value="0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T8" style:family="text">
      <style:text-properties officeooo:rsid="00154504"/>
    </style:style>
    <style:style style:name="T9" style:family="text">
      <style:text-properties officeooo:rsid="00174561"/>
    </style:style>
    <style:style style:name="T10" style:family="text">
      <style:text-properties officeooo:rsid="0018de9d"/>
    </style:style>
    <style:style style:name="T11" style:family="text">
      <style:text-properties fo:color="#ffffff" loext:opacity="100%" fo:font-style="normal" style:text-underline-style="none" fo:font-weight="normal" officeooo:rsid="0018de9d" fo:background-color="#355269" loext:char-shading-value="0" style:font-style-asian="normal" style:font-weight-asian="normal" style:font-style-complex="normal" style:font-weight-complex="normal"/>
    </style:style>
    <style:style style:name="T12" style:family="text">
      <style:text-properties officeooo:rsid="0019e0e2"/>
    </style:style>
    <style:style style:name="T13" style:family="text">
      <style:text-properties officeooo:rsid="0019e0e2" fo:background-color="#355269" loext:char-shading-value="0"/>
    </style:style>
    <style:style style:name="T14" style:family="text">
      <style:text-properties officeooo:rsid="00154504" fo:background-color="#35526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 QUE É HTML?</text:p>
      <text:p text:style-name="Text_20_body"><text:tab/>“<text:span text:style-name="T1">O HTML (Hypertext Markup Language) é conhecido como uma </text:span><text:span text:style-name="T2">Linguagem de Marcação</text:span><text:span text:style-name="T1"> de Hipertexto.</text:span></text:p>
      <text:p text:style-name="Text_20_body"><text:tab/><text:span text:style-name="T1">O HTML é uma linguagem que se propõe em distribuir informação globalmente e pode ser entendido por diversos meios de acesso, ele foi desenvolvimento por Tim Bernes-Lee.”</text:span></text:p>
      <text:p text:style-name="Text_20_body"><text:tab/>“<text:span text:style-name="T1">Um documento HTML é um documento texto que pode ser produzido utilizando quando qualquer editor de texto. O conteúdo HTML de uma página é processado por um Navegador (Internet Explorer, Chrome, etc…)”</text:span></text:p>
      <text:p text:style-name="Text_20_body"><text:tab/>“<text:span text:style-name="T1">O HTML define um conjunto de elementos para a marcação de uma página Web: cabeçalho, paragrafo, lista, tabelas, entre outras. Cada elemento possui sua função específica e são comumente chamados de tag (marca ou marcadores).</text:span></text:p>
      <text:p text:style-name="Text_20_body"/>
      <text:h text:style-name="Heading_20_1" text:outline-level="1"><text:tab/><text:span text:style-name="T3">NAVEGADORES</text:span></text:h>
      <text:p text:style-name="P1">Irei abordar todas as ferramentas mais utilizadas para deixar rodando os sites HTML. Sendo as mais comuns e de objetivos amplos:</text:p>
      <text:p text:style-name="P1"><text:tab/>Google Chrome - </text:p>
      <text:p text:style-name="P1"><text:tab/>Mozilla Firefox - </text:p>
      <text:p text:style-name="P1"><text:tab/>Microsoft Edge -</text:p>
      <text:p text:style-name="P1"><text:tab/>Safari -</text:p>
      <text:p text:style-name="P1"><text:tab/>Opera - </text:p>
      <text:p text:style-name="P1"><text:tab/>Brave - </text:p>
      <text:p text:style-name="P1"><text:tab/></text:p>
      <text:p text:style-name="P1">Alguns mais incomuns, alternativos e de focos específicos, como:</text:p>
      <text:p text:style-name="P1"><text:tab/>Vivaldi -</text:p>
      <text:p text:style-name="P1"><text:tab/>Arc -</text:p>
      <text:p text:style-name="P1"><text:tab/>DuckDuckGo Browser -</text:p>
      <text:p text:style-name="P1"><text:tab/>Tor Browser -</text:p>
      <text:p text:style-name="P1"><text:tab/>Pele Moon -</text:p>
      <text:p text:style-name="P1"><text:tab/>Waterfox -</text:p>
      <text:p text:style-name="P1"><text:tab/>Midori -</text:p>
      <text:p text:style-name="P1"><text:tab/>Falkon -</text:p>
      <text:p text:style-name="P1"/>
      <text:p text:style-name="P1"><text:soft-page-break/>Alguns além dos amplos e específicos, como uns que são mais focados para Dispositivos Móveis:</text:p>
      <text:p text:style-name="P1"><text:tab/>Samsung Internet -</text:p>
      <text:p text:style-name="P1"><text:tab/>UC Browser -</text:p>
      <text:p text:style-name="P1"><text:tab/>DuckDuckGo Browser App -</text:p>
      <text:p text:style-name="P1"><text:tab/>Kiwi Browser -</text:p>
      <text:p text:style-name="P1"/>
      <text:p text:style-name="P1">E os menos famosos, desconhecidos e/ou não mais utilizados:</text:p>
      <text:p text:style-name="P1"><text:tab/>Netscape Navigator -</text:p>
      <text:p text:style-name="P1"><text:tab/>Internet Explorer(IE) -</text:p>
      <text:p text:style-name="P1"><text:tab/>Google Chromium -</text:p>
      <text:p text:style-name="P1">E por fim, os navegadores de texto e de linha de comando:</text:p>
      <text:p text:style-name="P1"><text:tab/>Para situações especificas como servidores ou sistemas sem interface gráfica.</text:p>
      <text:p text:style-name="P1"><text:tab/>Lynx – Um navegador de texto puro, muito antigo, ainda usado em terminais.</text:p>
      <text:p text:style-name="P1"><text:tab/>Links / Elinks – Similar ao Lynx, mas com mais funcionalidades, como suporte a frames e menus suspensos no terminal.</text:p>
      <text:p text:style-name="P1"><text:tab/>W3m – Outro navegador de texto popular em ambientes Unix/Linux. </text:p>
      <text:p text:style-name="P1"/>
      <text:p text:style-name="P2">E por fim uma pequena linha do tempo sobre os Navegadores:</text:p>
      <text:p text:style-name="P2"><text:tab/>HISTORICOS – Netscape → Internet Explorer → Firefox e Chrome.</text:p>
      <text:p text:style-name="P2"><text:tab/>MODERNOS:</text:p>
      <text:p text:style-name="P2"><text:tab/><text:tab/>Firefox – Vivaldi;</text:p>
      <text:p text:style-name="P2"><text:tab/><text:tab/>Chrome – Pele Moon;</text:p>
      <text:p text:style-name="P2"><text:tab/><text:tab/>Edge (Chromium) – Opera, Brave, Arc, etc…</text:p>
      <text:p text:style-name="P2"/>
      <text:h text:style-name="P3" text:outline-level="1"><text:span text:style-name="T3"><text:tab/></text:span><text:span text:style-name="T4">ESTRUTURAS BÁSICAS</text:span><text:span text:style-name="T5"> </text:span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">&lt;<text:span text:style-name="T5">Header</text:span>&gt;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5">&lt;<text:span text:style-name="T5">Nav</text:span>&gt;</text:p>
          </table:table-cell>
          <table:covered-table-cell/>
        </table:table-row>
        <table:table-row>
          <table:table-cell table:style-name="Tabela1.A3" office:value-type="string">
            <text:p text:style-name="P5">&lt;<text:span text:style-name="T5">Section</text:span>&gt;</text:p>
          </table:table-cell>
          <table:table-cell table:style-name="Tabela1.A2" table:number-rows-spanned="2" office:value-type="string">
            <text:p text:style-name="P5"/>
            <text:p text:style-name="P6"><text:span text:style-name="T6">&lt;</text:span><text:span text:style-name="T7">Aside</text:span><text:span text:style-name="T6">&gt;</text:span></text:p>
          </table:table-cell>
        </table:table-row>
        <table:table-row>
          <table:table-cell table:style-name="Tabela1.A3" office:value-type="string">
            <text:p text:style-name="P5">&lt;<text:span text:style-name="T5">Article</text:span>&gt;</text:p>
          </table:table-cell>
          <table:covered-table-cell table:style-name="Tabela1.A2"/>
        </table:table-row>
        <table:table-row>
          <table:table-cell table:style-name="Tabela1.A2" table:number-columns-spanned="2" office:value-type="string">
            <text:p text:style-name="P4">&lt;<text:span text:style-name="T5">Footer</text:span>&gt;</text:p>
          </table:table-cell>
          <table:covered-table-cell/>
        </table:table-row>
      </table:table>
      <text:p text:style-name="P7"/>
      <text:p text:style-name="P8"><text:soft-page-break/>Essa tabela acima mostra a idealização de desenvolvimento de todos os sites, sendo assim, onde por a estrutura, sendo adquirida com um comando simples na maioria dos editores de programação:</text:p>
      <text:p text:style-name="P8"><text:tab/>&lt;!DOCTYPE html&gt;</text:p>
      <text:p text:style-name="P8">Após isso, aparecerá a seguinte marcação:</text:p>
      <text:p text:style-name="P8"><text:tab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&lt;<text:span text:style-name="T8">html</text:span>&gt;<text:line-break/> <text:s/>&lt;<text:span text:style-name="T8">head</text:span>&gt;</text:p>
            <text:p text:style-name="P9"><text:s text:c="4"/>&lt;<text:span text:style-name="T8">title</text:span>&gt; <text:span text:style-name="T8">Titulo do documento &lt;/title&gt;</text:span></text:p>
            <text:p text:style-name="P9"><text:s text:c="2"/>&lt;/<text:span text:style-name="T8">head&gt;</text:span></text:p>
            <text:p text:style-name="P9"><text:s text:c="2"/>&lt;<text:span text:style-name="T8">body</text:span>&gt;<text:line-break/> <text:s/>&lt;/<text:span text:style-name="T8">body&gt;</text:span></text:p>
            <text:p text:style-name="Table_20_Contents">&lt;/<text:span text:style-name="T8">html</text:span>&gt;</text:p>
          </table:table-cell>
        </table:table-row>
      </table:table>
      <text:p text:style-name="P8"/>
      <text:p text:style-name="P8">Sendo ela a base básica de um HTML, porém sabemos que esse esqueleto é extremamente simples, <text:span text:style-name="T4">não chega a suprimir as necessidades de um site.</text:span> <text:span text:style-name="T4">V</text:span>amos para algum mais real:</text:p>
      <text:p text:style-name="P8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>&lt;<text:span text:style-name="T8">html</text:span>&gt;<text:line-break/> <text:s/>&lt;<text:span text:style-name="T8">head</text:span>&gt;</text:p>
            <text:p text:style-name="P9"><text:s text:c="4"/>&lt;<text:span text:style-name="T8">title</text:span>&gt; <text:span text:style-name="T8">Titulo do documento &lt;/title&gt;</text:span></text:p>
            <text:p text:style-name="P9"><text:s text:c="4"/>&lt;<text:span text:style-name="T8">meta name = “description” content = “Como usar as tags header, fooder e article em HTML5”</text:span>&gt;</text:p>
            <text:p text:style-name="P9"><text:s text:c="4"/>&lt;<text:span text:style-name="T4">meta charset =“utf-8”</text:span>&gt;</text:p>
            <text:p text:style-name="P9"><text:s text:c="4"/>&lt;<text:span text:style-name="T4">link rel= “stylesheet” type= “text/css” href= “estilo.css”/</text:span>&gt;</text:p>
            <text:p text:style-name="P9"><text:s text:c="2"/>&lt;/<text:span text:style-name="T8">head&gt;</text:span></text:p>
            <text:p text:style-name="P9"/>
            <text:p text:style-name="P10"><text:s text:c="2"/>&lt;<text:span text:style-name="T8">body</text:span>&gt;</text:p>
            <text:p text:style-name="P10"><text:s text:c="4"/>&lt;<text:span text:style-name="T9">header</text:span>&gt;<text:line-break/> <text:s text:c="5"/>&lt;<text:span text:style-name="T9">h1</text:span>&gt;&lt;/<text:span text:style-name="T9">h1</text:span>&gt;<text:line-break/> <text:s text:c="5"/>&lt;<text:span text:style-name="T9">h2</text:span>&gt;&lt;/<text:span text:style-name="T9">h2</text:span>&gt;</text:p>
            <text:p text:style-name="P11"><text:s text:c="4"/>&lt;/<text:span text:style-name="T9">header</text:span>&gt;<text:line-break/><text:line-break/> <text:s text:c="3"/>&lt;<text:span text:style-name="T9">article</text:span>&gt;</text:p>
            <text:p text:style-name="P11"><text:s text:c="6"/>&lt;<text:span text:style-name="T10">header</text:span>&gt;<text:line-break/> <text:s text:c="7"/>&lt;<text:span text:style-name="T10">h3</text:span>&gt; <text:span text:style-name="T10">Titulo III</text:span>&lt;/<text:span text:style-name="T10">h3</text:span>&gt;<text:line-break/> <text:s text:c="7"/>&lt;<text:span text:style-name="T10">p</text:span>&gt; <text:span text:style-name="T10">Linha I &lt;br&gt; Linha 2 </text:span>&lt;/<text:span text:style-name="T10">p</text:span>&gt;<text:line-break/> <text:s text:c="5"/>&lt;/<text:span text:style-name="T10">header</text:span>&gt;<text:line-break/><text:line-break/> <text:s text:c="5"/>&lt;<text:span text:style-name="T10">footer</text:span>&gt;<text:line-break/> <text:s text:c="7"/>&lt;<text:span text:style-name="T10">p</text:span>&gt; <text:span text:style-name="T10">Aplicações para Internet </text:span>&lt;/<text:span text:style-name="T10">p</text:span>&gt;<text:line-break/> <text:s text:c="5"/>&lt;/<text:span text:style-name="T10">footer</text:span>&gt;<text:line-break/> <text:s text:c="3"/>&lt;/<text:span text:style-name="T9">article</text:span>&gt;<text:line-break/> <text:s text:c="5"/>&lt;<text:span text:style-name="T10">footer</text:span>&gt;<text:line-break/> <text:s text:c="7"/>&lt;<text:span text:style-name="T10">p</text:span>&gt; <text:span text:style-name="T10">Todos os direitos reservados. bla, bla,bla... </text:span>&lt;/<text:span text:style-name="T10">p</text:span>&gt;<text:line-break/> <text:s text:c="5"/>&lt;/<text:span text:style-name="T10">footer</text:span>&gt;<text:line-break/><text:line-break/> <text:s/>&lt;/<text:span text:style-name="T8">body&gt;</text:span></text:p>
            <text:p text:style-name="P9"><text:soft-page-break/>&lt;/<text:span text:style-name="T8">html</text:span>&gt;</text:p>
          </table:table-cell>
        </table:table-row>
      </table:table>
      <text:p text:style-name="P8"><text:s/></text:p>
      <text:p text:style-name="P12"><text:span text:style-name="T10">Vamos abordar alguns conceitos dentro desse esqueleto mais complexo:<text:line-break/><text:line-break/></text:span><text:span text:style-name="T11">&lt;&gt;</text:span><text:span text:style-name="T10"> é o que a linguagem </text:span><text:span text:style-name="T12">HTML lê para comando…<text:line-break/></text:span><text:span text:style-name="T13">&lt;html&gt; … &lt;/html&gt;</text:span><text:span text:style-name="T12"> dentro desse comando deve está toda a estrutura do site.<text:line-break/></text:span><text:span text:style-name="T13">&lt;head&gt; … &lt;/head&gt;</text:span><text:span text:style-name="T12"> dentro desse comando deve está comandos de estrutura que vão além do site, como o nome do URL, qual o tipo de estilo ou linguagem complementar ao de marcação.</text:span><text:span text:style-name="T8"> Além do titulo de outras mais adereços do HTML5.<text:line-break/></text:span><text:span text:style-name="T14">&lt;</text:span><text:span text:style-name="T13">title</text:span><text:span text:style-name="T14">&gt; … &lt;/</text:span><text:span text:style-name="T13">title</text:span><text:span text:style-name="T14">&gt;</text:span><text:span text:style-name="T8"> </text:span><text:span text:style-name="T12">fica dentro do “head” e informa o titulo do Site, que fica na aba do site.</text:span></text:p>
      <text:p text:style-name="P12">&lt;<text:span text:style-name="T12">meta … &gt; </text:span><text:line-break/><text:line-break/><text:line-break/><text:line-break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4:19:29.217355072</meta:creation-date>
    <meta:editing-duration>PT3H4M41S</meta:editing-duration>
    <meta:editing-cycles>2</meta:editing-cycles>
    <meta:generator>LibreOffice/25.2.6.2$Linux_X86_64 LibreOffice_project/520$Build-2</meta:generator>
    <dc:date>2025-10-13T23:29:30.436947575</dc:date>
    <meta:document-statistic meta:table-count="3" meta:image-count="0" meta:object-count="0" meta:page-count="4" meta:paragraph-count="74" meta:word-count="571" meta:character-count="3697" meta:non-whitespace-character-count="3000"/>
  </office:meta>
</office:document-meta>
</file>